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0.018cm" fo:min-width="0cm"/>
    </style:style>
    <style:style style:name="gr3" style:family="graphic" style:parent-style-name="standard">
      <style:graphic-properties svg:stroke-color="#000000" draw:fill-color="#72bf44" draw:textarea-horizontal-align="justify" draw:textarea-vertical-align="middle" draw:auto-grow-height="false" fo:min-height="0.018cm" fo:min-width="0cm"/>
    </style:style>
    <style:style style:name="gr4" style:family="graphic" style:parent-style-name="standard">
      <style:graphic-properties svg:stroke-color="#000000" draw:fill-color="#f58220" draw:textarea-horizontal-align="justify" draw:textarea-vertical-align="middle" draw:auto-grow-height="false" fo:min-height="0.018cm" fo:min-width="0cm"/>
    </style:style>
    <style:style style:name="gr5" style:family="graphic" style:parent-style-name="standard">
      <style:graphic-properties draw:stroke="none" svg:stroke-color="#000000" draw:fill="none" draw:fill-color="#ffffff" fo:min-height="0.288cm"/>
    </style:style>
    <style:style style:name="gr6" style:family="graphic" style:parent-style-name="standard">
      <style:graphic-properties draw:stroke="none" svg:stroke-color="#000000" draw:fill="none" draw:fill-color="#ffffff" fo:min-height="0.949cm"/>
    </style:style>
    <style:style style:name="gr7" style:family="graphic" style:parent-style-name="standard">
      <style:graphic-properties draw:stroke="none" svg:stroke-color="#000000" draw:fill="none" draw:fill-color="#ffffff" fo:min-height="0.31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svg:stroke-width="0.1cm" svg:stroke-color="#00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72bf44"/>
      <style:paragraph-properties fo:text-align="center"/>
    </style:style>
    <style:style style:name="P4" style:family="paragraph">
      <loext:graphic-properties draw:fill-color="#f58220"/>
      <style:paragraph-properties fo:text-align="center"/>
    </style:style>
    <style:style style:name="P5" style:family="paragraph"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line draw:style-name="gr1" draw:text-style-name="P1" draw:layer="layout" svg:x1="6.996cm" svg:y1="2.07cm" svg:x2="6.996cm" svg:y2="8.17cm">
          <text:p/>
        </draw:line>
        <draw:line draw:style-name="gr1" draw:text-style-name="P1" draw:layer="layout" svg:x1="5.005cm" svg:y1="2.064cm" svg:x2="5.005cm" svg:y2="8.164cm">
          <text:p/>
        </draw:line>
        <draw:custom-shape draw:style-name="gr2" draw:text-style-name="P2" draw:layer="layout" svg:width="0.378cm" svg:height="0.378cm" svg:x="6.809cm" svg:y="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78cm" svg:height="0.378cm" svg:x="4.817cm" svg:y="3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78cm" svg:height="0.378cm" svg:x="2.81cm" svg:y="4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78cm" svg:height="0.378cm" svg:x="4.833cm" svg:y="5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78cm" svg:height="0.378cm" svg:x="4.82cm" svg:y="6.7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837cm" svg:height="0.725cm" svg:x="6.046cm" svg:y="1.324cm">
          <draw:text-box>
            <text:p text:style-name="P5"><text:span text:style-name="T1">master</text:span></text:p>
          </draw:text-box>
        </draw:frame>
        <draw:frame draw:style-name="gr6" draw:text-style-name="P6" draw:layer="layout" svg:width="2.045cm" svg:height="1.199cm" svg:x="4.052cm" svg:y="1.296cm">
          <draw:text-box>
            <text:p text:style-name="P5"><text:span text:style-name="T1">develop</text:span></text:p>
          </draw:text-box>
        </draw:frame>
        <draw:frame draw:style-name="gr7" draw:text-style-name="P6" draw:layer="layout" svg:width="2.045cm" svg:height="0.725cm" svg:x="2.102cm" svg:y="1.341cm">
          <draw:text-box>
            <text:p text:style-name="P5"><text:span text:style-name="T1">feature</text:span></text:p>
          </draw:text-box>
        </draw:frame>
        <draw:custom-shape draw:style-name="gr2" draw:text-style-name="P2" draw:layer="layout" svg:width="0.378cm" svg:height="0.378cm" svg:x="6.81cm" svg:y="7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78cm" svg:height="0.378cm" svg:x="2.811cm" svg:y="5.7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6.794cm" svg:y1="2.458cm" svg:x2="5.194cm" svg:y2="3.419cm">
          <text:p/>
        </draw:line>
        <draw:line draw:style-name="gr8" draw:text-style-name="P1" draw:layer="layout" svg:x1="4.801cm" svg:y1="3.506cm" svg:x2="3.172cm" svg:y2="4.539cm">
          <text:p/>
        </draw:line>
        <draw:line draw:style-name="gr8" draw:text-style-name="P1" draw:layer="layout" svg:x1="3.157cm" svg:y1="6.11cm" svg:x2="4.815cm" svg:y2="6.924cm">
          <text:p/>
        </draw:line>
        <draw:line draw:style-name="gr8" draw:text-style-name="P1" draw:layer="layout" svg:x1="5.135cm" svg:y1="7.07cm" svg:x2="6.794cm" svg:y2="7.797cm">
          <text:p/>
        </draw:line>
        <draw:line draw:style-name="gr8" draw:text-style-name="P1" draw:layer="layout" svg:x1="2.997cm" svg:y1="4.873cm" svg:x2="2.997cm" svg:y2="5.79cm">
          <text:p/>
        </draw:line>
        <draw:line draw:style-name="gr8" draw:text-style-name="P1" draw:layer="layout" svg:x1="5.005cm" svg:y1="5.441cm" svg:x2="5.005cm" svg:y2="6.735cm">
          <text:p/>
        </draw:line>
        <draw:line draw:style-name="gr8" draw:text-style-name="P1" draw:layer="layout" svg:x1="5.005cm" svg:y1="3.695cm" svg:x2="5.005cm" svg:y2="5.033cm">
          <text:p/>
        </draw:line>
        <draw:line draw:style-name="gr9" draw:text-style-name="P1" draw:layer="layout" svg:x1="1.826cm" svg:y1="2.095cm" svg:x2="1.826cm" svg:y2="8.234cm">
          <text:p text:style-name="P2"/>
        </draw:line>
        <draw:frame draw:style-name="gr10" draw:text-style-name="P7" draw:layer="layout" svg:width="1.746cm" svg:height="0.962cm" draw:transform="rotate (1.5707963267949) translate (1.101cm 6.024cm)">
          <draw:text-box>
            <text:p>tim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4T17:56:27.022149391</meta:creation-date>
    <dc:date>2018-06-05T17:12:07.966452763</dc:date>
    <meta:editing-duration>PT23H5M31S</meta:editing-duration>
    <meta:editing-cycles>2</meta:editing-cycles>
    <meta:generator>LibreOffice/6.0.5.1$Linux_X86_64 LibreOffice_project/00m0$Build-1</meta:generator>
    <meta:document-statistic meta:object-count="21"/>
  </office:meta>
</office:document-meta>
</file>